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Combat Round</text:p>
      <text:p text:style-name="Standard">At the start of each round of combat we search the special abilities of each Combatant for scripts named StartCombatRound. All such scripts are called and the return values are ignored.</text:p>
      <text:p text:style-name="Standard">Notice that one of the contexts is Combatant. Remember that any special abilities given to a Combatant disappear at the end of combat. Special abilities given to a Character remain after combat.</text:p>
      <text:p text:style-name="Heading">Hook Parameters</text:p>
      <text:p text:style-name="Standard"/>
      <text:p text:style-name="Standard">None</text:p>
      <text:p text:style-name="Heading">Context</text:p>
      <text:p text:style-name="Standard"/>
      <text:p text:style-name="Standard">Character</text:p>
      <text:p text:style-name="Standard">Comba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8:41.18</meta:creation-date>
    <meta:generator>OpenOffice.org/3.2$Win32 OpenOffice.org_project/320m12$Build-9483</meta:generator>
    <meta:document-statistic meta:table-count="0" meta:image-count="0" meta:object-count="0" meta:page-count="1" meta:paragraph-count="8" meta:word-count="72" meta:character-count="441"/>
    <dc:date>2010-05-26T09:59:35.59</dc:date>
    <dc:creator>Paul Stevens</dc:creator>
    <meta:editing-duration>PT00H00M54S</meta:editing-duration>
    <meta:editing-cycles>1</meta:editing-cycles>
  </office:meta>
</office:document-meta>
</file>